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54776" calcext:value-type="float">
            <text:p>107.5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5968" calcext:value-type="float">
            <text:p>107.1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72736" calcext:value-type="float">
            <text:p>106.4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60088" calcext:value-type="float">
            <text:p>105.8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17472" calcext:value-type="float">
            <text:p>103.2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2428" calcext:value-type="float">
            <text:p>102.8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1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0616" calcext:value-type="float">
            <text:p>100.9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5904" calcext:value-type="float">
            <text:p>99.8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1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3412" calcext:value-type="float">
            <text:p>97.7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0368" calcext:value-type="float">
            <text:p>96.6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42" calcext:value-type="float">
            <text:p>94.5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1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1392" calcext:value-type="float">
            <text:p>92.6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1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2592" calcext:value-type="float">
            <text:p>90.8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7696" calcext:value-type="float">
            <text:p>89.0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0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1104" calcext:value-type="float">
            <text:p>88.0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04" calcext:value-type="float">
            <text:p>87.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492" calcext:value-type="float">
            <text:p>85.0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0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436" calcext:value-type="float">
            <text:p>84.4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0008" calcext:value-type="float">
            <text:p>82.3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384" calcext:value-type="float">
            <text:p>80.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0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5184" calcext:value-type="float">
            <text:p>78.8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0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8632" calcext:value-type="float">
            <text:p>74.3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9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6568" calcext:value-type="float">
            <text:p>70.0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2632" calcext:value-type="float">
            <text:p>68.3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9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4688" calcext:value-type="float">
            <text:p>66.4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856" calcext:value-type="float">
            <text:p>64.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9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5264" calcext:value-type="float">
            <text:p>64.2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9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0672" calcext:value-type="float">
            <text:p>64.0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8976" calcext:value-type="float">
            <text:p>61.1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0752" calcext:value-type="float">
            <text:p>60.8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2256" calcext:value-type="float">
            <text:p>60.7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8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244" calcext:value-type="float">
            <text:p>61.4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8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8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2736" calcext:value-type="float">
            <text:p>56.9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7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7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3776" calcext:value-type="float">
            <text:p>53.8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7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9792" calcext:value-type="float">
            <text:p>53.1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4816" calcext:value-type="float">
            <text:p>50.7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7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948" calcext:value-type="float">
            <text:p>49.1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7208" calcext:value-type="float">
            <text:p>48.5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8072" calcext:value-type="float">
            <text:p>47.0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7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6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7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768" calcext:value-type="float">
            <text:p>46.9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